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e887" officeooo:paragraph-rsid="0004e8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7T10:17:06.565381157</meta:creation-date>
    <dc:date>2022-03-21T00:01:44.217353679</dc:date>
    <meta:editing-duration>PT5M13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